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-apple-system" svg:font-family="-apple-system, 'helvetica neue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F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name-complex="Times New Roman1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in" fo:margin-bottom="0in" style:contextual-spacing="fals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13131" loext:opacity="100%" style:font-name="-apple-system" fo:font-size="13.5pt" fo:font-style="normal" fo:font-weight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style:font-name-asian="F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fo:font-weight="bold" style:font-name-asian="F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style:font-name-asian="F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style:font-name="Times New Roman" fo:font-size="12pt" fo:font-style="italic" style:font-name-asian="F" style:font-size-asian="12pt" style:font-style-asian="italic" style:font-name-complex="Times New Roman1" style:font-size-complex="12pt" style:font-style-complex="italic"/>
    </style:style>
    <style:style style:name="T9" style:family="text">
      <style:text-properties style:font-name="Times New Roman" fo:font-size="10pt" style:font-size-asian="10pt" style:font-name-complex="Times New Roman1" style:font-size-complex="10pt"/>
    </style:style>
    <style:style style:name="T10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11" style:family="text">
      <style:text-properties fo:color="#1f1f1f" loext:opacity="100%" style:font-name="inherit" fo:font-size="21pt" fo:language="en" fo:country="US" style:font-name-asian="Times New Roman1" style:font-size-asian="21pt" style:language-asian="tr" style:country-asian="TR" style:font-name-complex="Courier New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4">Titolo: </text:span></text:p>
      <text:p text:style-name="P9">On the notion of algebraically closed hyperfields</text:p>
      <text:p text:style-name="P9"/>
      <text:p text:style-name="P9">Abstract:</text:p>
      <text:p text:style-name="P8">Algebraically closed hyperfields are defined in the literature, by analogy with field theory, as hyperfields where all polynomials have a root.</text:p>
      <text:p text:style-name="P8">We consider an example of an algebraically closed hyperfield motivating a broader perspective on the definition of algebraically closed hyperfields. We speculate on the consequences of this broader perspective connecting it to the notion of existentially closed structures.</text:p>
      <text:p text:style-name="P1" loext:marker-style-name="T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-apple-system" svg:font-family="-apple-system, 'helvetica neue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Başlık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Başlık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HTML_20_Önceden_20_Biçimlendirilmiş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Başlık_20_1_20_Char" style:display-name="Başlık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Önceden_20_Biçimlendirilmiş_20_Char" style:display-name="HTML Önceden Biçimlendirilmiş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aşlık_20_2_20_Char" style:display-name="Başlık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URCU NİŞANCI TÜRKMEN</meta:initial-creator>
    <meta:editing-cycles>4</meta:editing-cycles>
    <meta:creation-date>2025-04-28T12:02:00</meta:creation-date>
    <dc:date>2025-05-06T08:50:47.031640092</dc:date>
    <meta:editing-duration>PT1M42S</meta:editing-duration>
    <meta:generator>LibreOffice/24.2.7.2$Linux_X86_64 LibreOffice_project/420$Build-2</meta:generator>
    <meta:document-statistic meta:table-count="0" meta:image-count="0" meta:object-count="0" meta:page-count="1" meta:paragraph-count="5" meta:word-count="68" meta:character-count="482" meta:non-whitespace-character-count="418"/>
    <meta:user-defined meta:name="AppVersion">16.0000</meta:user-defined>
    <meta:template xlink:type="simple" xlink:actuate="onRequest" xlink:title="Normal.dotm" xlink:href=""/>
  </office:meta>
</office:document-meta>
</file>